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 style:data-style-name="N14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ransaction_id</text:p>
          </table:table-cell>
          <table:table-cell office:value-type="string" calcext:value-type="string">
            <text:p>product_id</text:p>
          </table:table-cell>
          <table:table-cell office:value-type="string" calcext:value-type="string">
            <text:p>price </text:p>
          </table:table-cell>
          <table:table-cell table:number-columns-repeated="1021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AUD" office:value="5.95" calcext:value-type="currency">
            <text:p>$5.95</text:p>
          </table:table-cell>
          <table:table-cell office:value-type="float" office:value="5.355" calcext:value-type="float">
            <text:p>5.355</text:p>
            <draw:frame draw:z-index="0" draw:name="Chart 1" draw:style-name="gr1" draw:text-style-name="P1" svg:width="5.9051in" svg:height="2.9524in" svg:x="0.3378in" svg:y="0in">
              <draw:object draw:notify-on-update-of-ranges="Sheet1.D2:Sheet1.D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" calcext:value-type="float">
            <text:p>2</text:p>
          </table:table-cell>
          <table:table-cell table:style-name="ce2" office:value-type="currency" office:currency="AUD" office:value="6.95" calcext:value-type="currency">
            <text:p>$6.95</text:p>
          </table:table-cell>
          <table:table-cell office:value-type="float" office:value="6.255" calcext:value-type="float">
            <text:p>6.255</text:p>
          </table:table-cell>
          <table:table-cell table:number-columns-repeated="1020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3" calcext:value-type="float">
            <text:p>3</text:p>
          </table:table-cell>
          <table:table-cell table:style-name="ce2" office:value-type="currency" office:currency="AUD" office:value="7.95" calcext:value-type="currency">
            <text:p>$7.95</text:p>
          </table:table-cell>
          <table:table-cell office:value-type="float" office:value="7.155" calcext:value-type="float">
            <text:p>7.155</text:p>
          </table:table-cell>
          <table:table-cell table:number-columns-repeated="1020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4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4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44P0"/>
    </number:currency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s/></text:span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<text:s/></text:span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AU</dc:language>
    <meta:creation-date>2018-12-05T08:27:52</meta:creation-date>
    <dc:date>2023-02-17T11:58:36.682432415</dc:date>
    <meta:editing-cycles>2</meta:editing-cycles>
    <meta:generator>LibreOffice/7.3.7.2$Linux_X86_64 LibreOffice_project/30$Build-2</meta:generator>
    <meta:editing-duration>PT25M48S</meta:editing-duration>
    <meta:document-statistic meta:table-count="1" meta:cell-count="15" meta:object-count="1"/>
    <meta:user-defined meta:name="AppVersion">3.1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cm" svg:height="7.5cm" xlink:href=".." xlink:type="simple" chart:class="chart:bar" chart:style-name="ch1">
        <chart:legend chart:legend-position="end" svg:x="12.552cm" svg:y="3.451cm" style:legend-expansion="high" chart:style-name="ch2"/>
        <chart:plot-area chart:style-name="ch3" table:cell-range-address="Sheet1.D2:Sheet1.D4" svg:x="0.3cm" svg:y="0.15cm" svg:width="11.952cm" svg:height="7.2cm">
          <chart:coordinate-region svg:x="0.613cm" svg:y="0.349cm" svg:width="11.639cm" svg:height="6.5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4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355">
                <text:p>5.355</text:p>
                <draw:g>
                  <svg:desc>Sheet1.D2:Sheet1.D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255">
                <text:p>6.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155">
                <text:p>7.1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